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00000006FF70A91F668697A31.png" manifest:media-type="image/png"/>
  <manifest:file-entry manifest:full-path="Pictures/1000000000000200000002007C2AE9AE352C045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5cm"/>
    </style:style>
    <style:style style:name="gr3" style:family="graphic" style:parent-style-name="standard">
      <style:graphic-properties draw:textarea-horizontal-align="justify" draw:textarea-vertical-align="middle" draw:auto-grow-height="false" fo:min-height="1.107cm" fo:min-width="4.98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98cm" svg:height="9.298cm" svg:x="1.989cm" svg:y="5.318cm">
          <draw:image xlink:href="Pictures/1000000000000200000002007C2AE9AE352C045B.jpg" xlink:type="simple" xlink:show="embed" xlink:actuate="onLoad">
            <text:p/>
          </draw:image>
        </draw:frame>
        <draw:frame draw:style-name="gr1" draw:text-style-name="P1" draw:layer="layout" svg:width="9.298cm" svg:height="9.298cm" svg:x="18.272cm" svg:y="5.291cm">
          <draw:image xlink:href="Pictures/1000000000000200000002007C2AE9AE352C045B.jpg" xlink:type="simple" xlink:show="embed" xlink:actuate="onLoad">
            <text:p/>
          </draw:image>
        </draw:frame>
        <draw:frame draw:style-name="gr2" draw:text-style-name="P2" draw:layer="layout" svg:width="1.143cm" svg:height="1.905cm" svg:x="5.953cm" svg:y="14.843cm">
          <draw:text-box>
            <text:p>I<text:span text:style-name="T1">1</text:span></text:p>
          </draw:text-box>
        </draw:frame>
        <draw:frame draw:style-name="gr2" draw:text-style-name="P2" draw:layer="layout" svg:width="1.143cm" svg:height="1.905cm" svg:x="22.463cm" svg:y="14.843cm">
          <draw:text-box>
            <text:p>I<text:span text:style-name="T1">2</text:span></text:p>
          </draw:text-box>
        </draw:frame>
        <draw:custom-shape draw:style-name="gr3" draw:text-style-name="P1" draw:layer="layout" svg:width="6.273cm" svg:height="2.713cm" svg:x="11.668cm" svg:y="8.74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41cm" svg:height="1.104cm" svg:x="12.772cm" svg:y="9.548cm">
          <draw:image xlink:href="Pictures/10000201000001500000006FF70A91F668697A3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3:49:32.978852464</meta:creation-date>
    <dc:date>2016-03-01T14:36:56.790101491</dc:date>
    <meta:editing-duration>PT17M47S</meta:editing-duration>
    <meta:editing-cycles>3</meta:editing-cycles>
    <meta:generator>LibreOffice/5.0.5.2$Linux_X86_64 LibreOffice_project/00m0$Build-2</meta:generator>
    <meta:document-statistic meta:object-count="6"/>
  </office:meta>
</office:document-meta>
</file>